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2.3.oxt&#13;Update file created : curly_de-CH.update.xml&#13;&#13;26.10.2021 13:03:0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2.3.oxt&#13;Update file created : curly_de-CH-A.update.xml&#13;&#13;26.10.2021 13:03: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2.3.oxt&#13;Update file created : curly_de-CH-L.update.xml&#13;&#13;26.10.2021 13:03:2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0811937904190787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354101431750728692" text:style-name="L2">
        <text:list-item>
          <text:p text:style-name="P49">Version 2.1.2 :</text:p>
        </text:list-item>
      </text:list>
      <text:list xml:id="list5794457982883212992" text:style-name="L3">
        <text:list-item>
          <text:list>
            <text:list-item>
              <text:p text:style-name="P50">Localized help : resolved non-functional hyperlink due to API incompatibility introduced by Apache OpenOffice 4.1 (and LibreOffice 4.0).</text:p>
            </text:list-item>
          </text:list>
        </text:list-item>
      </text:list>
      <text:list xml:id="list33271987" text:continue-list="list8354101431750728692" text:style-name="L2">
        <text:list-item>
          <text:p text:style-name="P49">Version 2.1.1 :</text:p>
        </text:list-item>
      </text:list>
      <text:list xml:id="list433733901966344550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3262879" text:continue-list="list33271987" text:style-name="L2">
        <text:list-item>
          <text:p text:style-name="P49">Version 2.1.0 :</text:p>
        </text:list-item>
      </text:list>
      <text:list xml:id="list6396143978863405133"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3273862" text:continue-list="list33262879" text:style-name="L2">
        <text:list-item>
          <text:p text:style-name="P49">Version 2.0.0 :</text:p>
        </text:list-item>
      </text:list>
      <text:list xml:id="list4397928692079584485"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3248702" text:continue-list="list33273862" text:style-name="L2">
        <text:list-item>
          <text:p text:style-name="P49">Version 1.5.3 :</text:p>
        </text:list-item>
      </text:list>
      <text:list xml:id="list328628145241382953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4168713130462913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034293672435832832"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21252385336330068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32026515301193902"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59903423772849911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2281940433594833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638923032321623286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569807102574657684"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14814851493010155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865149335041065088" text:style-name="L17">
        <text:list-item>
          <text:p text:style-name="P64">Arg1 : <text:span text:style-name="InstructionMacro">String</text:span> : mandatory, type of control used for the button</text:p>
        </text:list-item>
      </text:list>
      <text:list xml:id="list108741428844298198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4218348744755603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5851846545511324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120212847993350149"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660519333075566627"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667657514354435035"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3250948177151249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9798632820393606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760782346666177905"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9347581912902355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89498670806285142"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5276140429475058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15656504746926861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18441638298331189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0832885469144416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87586089281470508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2329991702962031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27822441061745269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77887052307590642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419318391225501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343485972241595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244315"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565029314680687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58090821187071850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3813562658607371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6</dc:date>
     <text:p>internal</text:p>
     <text:p>Page2</text:p>
     <text:p/>
    </office:annotation>Paragraph styles</text:p>
      <text:p text:style-name="P28"><office:annotation>
     <dc:creator>BM</dc:creator>
     <dc:date>2008-03-13T00:00:00.76</dc:date>
     <text:p>internal</text:p>
     <text:p>Page7</text:p>
     <text:p/>
    </office:annotation>Hyperlinks</text:p>
      <text:p text:style-name="hlp_5f_paragraph"><text:span text:style-name="T14"><office:annotation>
      <dc:creator>BM</dc:creator>
      <dc:date>2008-03-13T00:00:00.76</dc:date>
      <text:p>internal</text:p>
      <text:p>Page3</text:p>
      <text:p/>
     </office:annotation></text:span><text:span text:style-name="T14">Text formatting</text:span></text:p>
      <text:p text:style-name="P28"><office:annotation>
     <dc:creator>BM</dc:creator>
     <dc:date>2008-03-26T00:00:00.7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7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dc:date>
     <text:p>external</text:p>
     <text:p>text/swriter/main0210.xhp</text:p>
     <text:p/>
    </office:annotation><text:span text:style-name="T14">Preview topic</text:span> </text:p>
      <text:p text:style-name="hlp_5f_paragraph">This hyperlink displays <text:s/><office:annotation>
     <dc:creator>BM</dc:creator>
     <dc:date>2008-03-15T00:00:00.7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257266" text:continue-list="list2778870523075906429"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3267668" text:continue-list="list3324431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79</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79</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3255121" text:continue-list="list33257266"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3245542" text:continue-list="list33255121"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3275010" text:continue-list="list33267668"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3263189"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3274974"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3265898"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text:soft-page-break/>black.</text:p>
        </text:list-item>
      </text:list>
      <text:p text:style-name="hlp_5f_head3"><text:bookmark text:name="other-languages"/>Other languages</text:p>
      <text:list xml:id="list33266621"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3268879" text:continue-list="list33245542"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3261095" text:continue-list="list33266621"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3267045"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3248012"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3255848"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text:soft-page-break/>document est réglée sur le noir.</text:p>
        </text:list-item>
      </text:list>
      <text:p text:style-name="hlp_5f_head3"><text:bookmark text:name="autres-langues"/>Autres langues</text:p>
      <text:list xml:id="list33260060"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3245982" text:continue-list="list33268879"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3260398" text:continue-list="list33260060"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3249579"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3255901"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3249335"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text:soft-page-break/>Andere Sprachen</text:p>
      <text:list xml:id="list33249602"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2.3")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